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3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Original Estimation</text:p>
          </table:table-cell>
          <table:table-cell table:style-name="ce1" office:value-type="string" calcext:value-type="string">
            <text:p>Current Estimation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Remain</text:p>
          </table:table-cell>
          <table:table-cell table:style-name="ce1" office:value-type="string" calcext:value-type="string">
            <text:p>Responsibl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ost-Request annehmen und validiere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]-[.D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ichern/Löschen der Termine auf der D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]-[.D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itieren der Termine auf der D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4]-[.D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t-Server Refactoring des Cod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]-[.D5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-Request entgegennehmen (Server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7]-[.D7]" office:value-type="float" office:value="1" calcext:value-type="float">
            <text:p>1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s PostRequest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8]-[.D8]" office:value-type="float" office:value="2" calcext:value-type="float">
            <text:p>2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icherung des Us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]-[.D9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hlermeldung an Client schicke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10]-[.D10]" office:value-type="float" office:value="2" calcext:value-type="float">
            <text:p>2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ular zum Erstell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r zum Editier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 zum Lösche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4]-[.D14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wahl eines Termin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5]-[.D15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r Formula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ular zum Registriere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18]-[.D18]" office:value-type="float" office:value="2" calcext:value-type="float">
            <text:p>2</text:p>
          </table:table-cell>
          <table:table-cell office:value-type="string" calcext:value-type="string">
            <text:p>Tarik Hois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on zum Registriere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9]-[.D19]" office:value-type="float" office:value="1" calcext:value-type="float">
            <text:p>1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s Formulare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20]-[.D20]" office:value-type="float" office:value="3" calcext:value-type="float">
            <text:p>3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.00.0000</text:date>, <text:time style:data-style-name="N2" text:time-value="08:10:35.2406206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8:19.475809225</meta:creation-date>
    <dc:date>2019-05-21T08:14:20.026112882</dc:date>
    <meta:editing-duration>PT18M37S</meta:editing-duration>
    <meta:editing-cycles>4</meta:editing-cycles>
    <meta:generator>LibreOffice/6.0.6.2$Linux_X86_64 LibreOffice_project/00m0$Build-2</meta:generator>
    <meta:document-statistic meta:table-count="1" meta:cell-count="92" meta:object-count="0"/>
  </office:meta>
</office:document-meta>
</file>